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fo:color="#333333" fo:font-style="italic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fo:color="#333333" fo:font-style="italic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fo:color="#333333" fo:font-style="italic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fo:color="#333333" fo:font-style="italic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fo:color="#333333" fo:font-style="italic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bold" fo:font-family="Calibri" style:font-family-asian="Calibri" style:font-family-complex="Calibri" fo:background-color="transparent" fo:color="#333333" fo:font-style="italic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bold" fo:font-family="Calibri" style:font-family-asian="Calibri" style:font-family-complex="Calibri" fo:background-color="transparent" fo:color="#333333" fo:font-style="italic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bold" fo:font-family="Calibri" style:font-family-asian="Calibri" style:font-family-complex="Calibri" fo:background-color="transparent" fo:color="#333333" fo:font-style="italic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bold" fo:font-family="Calibri" style:font-family-asian="Calibri" style:font-family-complex="Calibri" fo:background-color="transparent" fo:color="#333333" fo:font-style="italic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bold" fo:font-family="Calibri" style:font-family-asian="Calibri" style:font-family-complex="Calibri" fo:background-color="transparent" fo:color="#333333" fo:font-style="italic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bold" fo:font-family="Calibri" style:font-family-asian="Calibri" style:font-family-complex="Calibri" fo:background-color="transparent" fo:color="#333333" fo:font-style="italic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bold" fo:font-family="Calibri" style:font-family-asian="Calibri" style:font-family-complex="Calibri" fo:background-color="transparent" fo:color="#333333" fo:font-style="italic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bold" fo:font-family="Calibri" style:font-family-asian="Calibri" style:font-family-complex="Calibri" fo:background-color="transparent" fo:color="#333333" fo:font-style="italic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bold" fo:font-family="Calibri" style:font-family-asian="Calibri" style:font-family-complex="Calibri" fo:background-color="transparent" fo:color="#333333" fo:font-style="italic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bold" fo:font-family="Calibri" style:font-family-asian="Calibri" style:font-family-complex="Calibri" fo:background-color="transparent" fo:color="#333333" fo:font-style="italic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left="14.05pt" fo:text-indent="-5.40pt">
        <style:tab-stops>
          <style:tab-stop style:position="57.80pt"/>
          <style:tab-stop style:position="26303.15pt"/>
          <style:tab-stop style:position="421107.60pt" style:type="right"/>
          <style:tab-stop style:position="1611.55pt"/>
          <style:tab-stop style:position="96.05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14.05pt" fo:text-indent="-5.40pt">
        <style:tab-stops>
          <style:tab-stop style:position="57.80pt"/>
          <style:tab-stop style:position="26303.15pt"/>
          <style:tab-stop style:position="421107.60pt" style:type="right"/>
          <style:tab-stop style:position="1611.55pt"/>
          <style:tab-stop style:position="96.05pt"/>
        </style:tab-stops>
      </style:paragraph-properties>
    </style:style>
    <style:style style:name="P5" style:family="paragraph">
      <style:paragraph-properties fo:line-height="100.00%" fo:text-align="left" fo:margin-left="14.05pt" fo:text-indent="-5.40pt">
        <style:tab-stops>
          <style:tab-stop style:position="57.80pt"/>
          <style:tab-stop style:position="26303.15pt"/>
          <style:tab-stop style:position="421107.60pt" style:type="right"/>
          <style:tab-stop style:position="-1.25pt"/>
          <style:tab-stop style:position="96.05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14.05pt" fo:text-indent="-5.40pt">
        <style:tab-stops>
          <style:tab-stop style:position="57.80pt"/>
          <style:tab-stop style:position="26303.15pt"/>
          <style:tab-stop style:position="421107.60pt" style:type="right"/>
          <style:tab-stop style:position="-1.25pt"/>
          <style:tab-stop style:position="96.05pt"/>
        </style:tab-stops>
      </style:paragraph-properties>
    </style:style>
    <style:style style:name="P8" style:family="paragraph">
      <style:paragraph-properties fo:line-height="100.00%" fo:text-align="left" fo:margin-left="14.05pt" fo:text-indent="-5.40pt">
        <style:tab-stops>
          <style:tab-stop style:position="57.80pt"/>
          <style:tab-stop style:position="26303.15pt"/>
          <style:tab-stop style:position="421107.60pt" style:type="right"/>
          <style:tab-stop style:position="-1.25pt"/>
          <style:tab-stop style:position="96.05p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14.05pt" fo:text-indent="-5.40pt">
        <style:tab-stops>
          <style:tab-stop style:position="57.80pt"/>
          <style:tab-stop style:position="26303.15pt"/>
          <style:tab-stop style:position="421107.60pt" style:type="right"/>
          <style:tab-stop style:position="-1.25pt"/>
          <style:tab-stop style:position="96.05pt"/>
        </style:tab-stops>
      </style:paragraph-properties>
    </style:style>
    <style:style style:name="P11" style:family="paragraph">
      <style:paragraph-properties fo:line-height="100.00%" fo:text-align="left" fo:margin-left="14.05pt" fo:text-indent="-5.40pt">
        <style:tab-stops>
          <style:tab-stop style:position="57.80pt"/>
          <style:tab-stop style:position="26303.15pt"/>
          <style:tab-stop style:position="421107.60pt" style:type="right"/>
          <style:tab-stop style:position="-1.25pt"/>
          <style:tab-stop style:position="96.05pt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14.05pt" fo:text-indent="-5.40pt">
        <style:tab-stops>
          <style:tab-stop style:position="57.80pt"/>
          <style:tab-stop style:position="26303.15pt"/>
          <style:tab-stop style:position="421107.60pt" style:type="right"/>
          <style:tab-stop style:position="-1.25pt"/>
          <style:tab-stop style:position="96.05pt"/>
        </style:tab-stops>
      </style:paragraph-properties>
    </style:style>
    <style:style style:name="P14" style:family="paragraph">
      <style:paragraph-properties fo:line-height="115.00%" fo:text-align="left" fo:margin-bottom="10.00pt"/>
    </style:style>
    <style:style style:name="P15" style:family="paragraph">
      <style:paragraph-properties fo:line-height="100.00%" fo:text-align="left" fo:margin-left="14.05pt" fo:text-indent="-5.40pt">
        <style:tab-stops>
          <style:tab-stop style:position="57.80pt"/>
          <style:tab-stop style:position="26303.15pt"/>
          <style:tab-stop style:position="421107.60pt" style:type="right"/>
          <style:tab-stop style:position="1611.55pt"/>
          <style:tab-stop style:position="96.05pt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left="14.05pt" fo:text-indent="-5.40pt">
        <style:tab-stops>
          <style:tab-stop style:position="57.80pt"/>
          <style:tab-stop style:position="26303.15pt"/>
          <style:tab-stop style:position="421107.60pt" style:type="right"/>
          <style:tab-stop style:position="1611.55pt"/>
          <style:tab-stop style:position="96.05pt"/>
        </style:tab-stops>
      </style:paragraph-properties>
    </style:style>
    <style:style style:name="P18" style:family="paragraph">
      <style:paragraph-properties fo:line-height="100.00%" fo:text-align="left" fo:margin-left="14.05pt" fo:text-indent="-5.40pt">
        <style:tab-stops>
          <style:tab-stop style:position="57.80pt"/>
          <style:tab-stop style:position="26303.15pt"/>
          <style:tab-stop style:position="421107.60pt" style:type="right"/>
          <style:tab-stop style:position="-1.25pt"/>
          <style:tab-stop style:position="96.05p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14.05pt" fo:text-indent="-5.40pt">
        <style:tab-stops>
          <style:tab-stop style:position="57.80pt"/>
          <style:tab-stop style:position="26303.15pt"/>
          <style:tab-stop style:position="421107.60pt" style:type="right"/>
          <style:tab-stop style:position="-1.25pt"/>
          <style:tab-stop style:position="96.05pt"/>
        </style:tab-stops>
      </style:paragraph-properties>
    </style:style>
    <style:style style:name="P21" style:family="paragraph">
      <style:paragraph-properties fo:line-height="100.00%" fo:text-align="left" fo:margin-left="14.05pt" fo:text-indent="-5.40pt">
        <style:tab-stops>
          <style:tab-stop style:position="57.80pt"/>
          <style:tab-stop style:position="26303.15pt"/>
          <style:tab-stop style:position="421107.60pt" style:type="right"/>
          <style:tab-stop style:position="-1.25pt"/>
          <style:tab-stop style:position="96.05p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14.05pt" fo:text-indent="-5.40pt">
        <style:tab-stops>
          <style:tab-stop style:position="57.80pt"/>
          <style:tab-stop style:position="26303.15pt"/>
          <style:tab-stop style:position="421107.60pt" style:type="right"/>
          <style:tab-stop style:position="-1.25pt"/>
          <style:tab-stop style:position="96.05pt"/>
        </style:tab-stops>
      </style:paragraph-properties>
    </style:style>
    <style:style style:name="P24" style:family="paragraph">
      <style:paragraph-properties fo:line-height="100.00%" fo:text-align="left" fo:margin-left="14.05pt" fo:text-indent="-5.40pt">
        <style:tab-stops>
          <style:tab-stop style:position="57.80pt"/>
          <style:tab-stop style:position="26303.15pt"/>
          <style:tab-stop style:position="421107.60pt" style:type="right"/>
          <style:tab-stop style:position="-1.25pt"/>
          <style:tab-stop style:position="96.05pt"/>
        </style:tab-stops>
      </style:paragraph-properties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left="14.05pt" fo:text-indent="-5.40pt">
        <style:tab-stops>
          <style:tab-stop style:position="57.80pt"/>
          <style:tab-stop style:position="26303.15pt"/>
          <style:tab-stop style:position="421107.60pt" style:type="right"/>
          <style:tab-stop style:position="-1.25pt"/>
          <style:tab-stop style:position="96.05pt"/>
        </style:tab-stops>
      </style:paragraph-properties>
    </style:style>
    <style:style style:name="P27" style:family="paragraph">
      <style:paragraph-properties fo:line-height="115.00%" fo:text-align="left" fo:margin-bottom="10.00pt"/>
    </style:style>
    <style:style style:name="P28" style:family="paragraph">
      <style:paragraph-properties fo:line-height="100.00%" fo:text-align="left" fo:margin-left="14.80pt" fo:text-indent="-5.40pt">
        <style:tab-stops>
          <style:tab-stop style:position="55.55pt"/>
          <style:tab-stop style:position="26302.40pt"/>
          <style:tab-stop style:position="421106.85pt" style:type="right"/>
          <style:tab-stop style:position="-14.80pt"/>
          <style:tab-stop style:position="96.05pt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left="14.80pt" fo:text-indent="-5.40pt">
        <style:tab-stops>
          <style:tab-stop style:position="55.55pt"/>
          <style:tab-stop style:position="26302.40pt"/>
          <style:tab-stop style:position="421106.85pt" style:type="right"/>
          <style:tab-stop style:position="-14.80pt"/>
          <style:tab-stop style:position="96.05pt"/>
        </style:tab-stops>
      </style:paragraph-properties>
    </style:style>
    <style:style style:name="P31" style:family="paragraph">
      <style:paragraph-properties fo:line-height="100.00%" fo:text-align="left" fo:margin-left="14.80pt" fo:text-indent="-5.40pt">
        <style:tab-stops>
          <style:tab-stop style:position="55.55pt"/>
          <style:tab-stop style:position="26302.40pt"/>
          <style:tab-stop style:position="421106.85pt" style:type="right"/>
          <style:tab-stop style:position="-2.00pt"/>
          <style:tab-stop style:position="96.05pt"/>
        </style:tab-stops>
      </style:paragraph-properties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 fo:margin-left="14.80pt" fo:text-indent="-5.40pt">
        <style:tab-stops>
          <style:tab-stop style:position="55.55pt"/>
          <style:tab-stop style:position="26302.40pt"/>
          <style:tab-stop style:position="421106.85pt" style:type="right"/>
          <style:tab-stop style:position="-2.00pt"/>
          <style:tab-stop style:position="96.05pt"/>
        </style:tab-stops>
      </style:paragraph-properties>
    </style:style>
    <style:style style:name="P34" style:family="paragraph">
      <style:paragraph-properties fo:line-height="100.00%" fo:text-align="left" fo:margin-left="14.80pt" fo:text-indent="-5.40pt">
        <style:tab-stops>
          <style:tab-stop style:position="55.55pt"/>
          <style:tab-stop style:position="26302.40pt"/>
          <style:tab-stop style:position="421106.85pt" style:type="right"/>
          <style:tab-stop style:position="-2.00pt"/>
          <style:tab-stop style:position="96.05pt"/>
        </style:tab-stops>
      </style:paragraph-properties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left="14.80pt" fo:text-indent="-5.40pt">
        <style:tab-stops>
          <style:tab-stop style:position="55.55pt"/>
          <style:tab-stop style:position="26302.40pt"/>
          <style:tab-stop style:position="421106.85pt" style:type="right"/>
          <style:tab-stop style:position="-2.00pt"/>
          <style:tab-stop style:position="96.05pt"/>
        </style:tab-stops>
      </style:paragraph-properties>
    </style:style>
    <style:style style:name="P37" style:family="paragraph">
      <style:paragraph-properties fo:line-height="100.00%" fo:text-align="left" fo:margin-left="14.80pt" fo:text-indent="-5.40pt">
        <style:tab-stops>
          <style:tab-stop style:position="55.55pt"/>
          <style:tab-stop style:position="26302.40pt"/>
          <style:tab-stop style:position="421106.85pt" style:type="right"/>
          <style:tab-stop style:position="-2.00pt"/>
          <style:tab-stop style:position="96.05pt"/>
        </style:tab-stops>
      </style:paragraph-properties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left" fo:margin-left="14.80pt" fo:text-indent="-5.40pt">
        <style:tab-stops>
          <style:tab-stop style:position="55.55pt"/>
          <style:tab-stop style:position="26302.40pt"/>
          <style:tab-stop style:position="421106.85pt" style:type="right"/>
          <style:tab-stop style:position="-2.00pt"/>
          <style:tab-stop style:position="96.05pt"/>
        </style:tab-stops>
      </style:paragraph-properties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 fo:margin-left="14.80pt" fo:text-indent="-5.40pt">
        <style:tab-stops>
          <style:tab-stop style:position="55.55pt"/>
          <style:tab-stop style:position="26302.40pt"/>
          <style:tab-stop style:position="421106.85pt" style:type="right"/>
          <style:tab-stop style:position="-2.00pt"/>
          <style:tab-stop style:position="96.05pt"/>
        </style:tab-stops>
      </style:paragraph-properties>
    </style:style>
    <style:style style:name="P42" style:family="paragraph">
      <style:paragraph-properties fo:line-height="115.00%" fo:text-align="left" fo:margin-bottom="10.00pt"/>
    </style:style>
    <style:style style:name="TableColumn0100" style:family="table-column">
      <style:table-column-properties style:column-width="0.997917in"/>
    </style:style>
    <style:style style:name="TableColumn0101" style:family="table-column">
      <style:table-column-properties style:column-width="1.529167in"/>
    </style:style>
    <style:style style:name="TableColumn0102" style:family="table-column">
      <style:table-column-properties style:column-width="1.666667in"/>
    </style:style>
    <style:style style:name="TableColumn0103" style:family="table-column">
      <style:table-column-properties style:column-width="1.458333in"/>
    </style:style>
    <style:style style:name="TableColumn0104" style:family="table-column">
      <style:table-column-properties style:column-width="0.964583in"/>
    </style:style>
    <style:style style:name="Table01" style:family="table">
      <style:table-properties style:width="6.616667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0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0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0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1" style:family="table-row">
      <style:table-row-properties style:min-row-height="1.114583in"/>
    </style:style>
    <style:style style:name="TableCell01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1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1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1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2" style:family="table-row">
      <style:table-row-properties style:min-row-height="1.145833in"/>
    </style:style>
    <style:style style:name="TableCell01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2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2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2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3" style:family="table-row">
      <style:table-row-properties style:min-row-height="1.156250in"/>
    </style:style>
    <style:style style:name="TableCell01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3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3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3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olumn0200" style:family="table-column">
      <style:table-column-properties style:column-width="0.997917in"/>
    </style:style>
    <style:style style:name="TableColumn0201" style:family="table-column">
      <style:table-column-properties style:column-width="1.529167in"/>
    </style:style>
    <style:style style:name="TableColumn0202" style:family="table-column">
      <style:table-column-properties style:column-width="1.666667in"/>
    </style:style>
    <style:style style:name="TableColumn0203" style:family="table-column">
      <style:table-column-properties style:column-width="1.458333in"/>
    </style:style>
    <style:style style:name="TableColumn0204" style:family="table-column">
      <style:table-column-properties style:column-width="0.964583in"/>
    </style:style>
    <style:style style:name="Table02" style:family="table">
      <style:table-properties style:width="6.616667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0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0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0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1" style:family="table-row">
      <style:table-row-properties style:min-row-height="1.114583in"/>
    </style:style>
    <style:style style:name="TableCell02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1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1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1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2" style:family="table-row">
      <style:table-row-properties style:min-row-height="1.145833in"/>
    </style:style>
    <style:style style:name="TableCell02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2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2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2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3" style:family="table-row">
      <style:table-row-properties style:min-row-height="1.166667in"/>
    </style:style>
    <style:style style:name="TableCell02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3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3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3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olumn0300" style:family="table-column">
      <style:table-column-properties style:column-width="0.977083in"/>
    </style:style>
    <style:style style:name="TableColumn0301" style:family="table-column">
      <style:table-column-properties style:column-width="1.539583in"/>
    </style:style>
    <style:style style:name="TableColumn0302" style:family="table-column">
      <style:table-column-properties style:column-width="1.666667in"/>
    </style:style>
    <style:style style:name="TableColumn0303" style:family="table-column">
      <style:table-column-properties style:column-width="1.458333in"/>
    </style:style>
    <style:style style:name="TableColumn0304" style:family="table-column">
      <style:table-column-properties style:column-width="0.964583in"/>
    </style:style>
    <style:style style:name="Table03" style:family="table">
      <style:table-properties style:width="6.606250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0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0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0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01" style:family="table-row">
      <style:table-row-properties style:min-row-height="1.114583in"/>
    </style:style>
    <style:style style:name="TableCell03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1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1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1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02" style:family="table-row">
      <style:table-row-properties style:min-row-height="1.145833in"/>
    </style:style>
    <style:style style:name="TableCell03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2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2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2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03" style:family="table-row">
      <style:table-row-properties style:min-row-height="1.072917in"/>
    </style:style>
    <style:style style:name="TableCell03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3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3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3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04" style:family="table-row">
      <style:table-row-properties style:min-row-height="1.072917in"/>
    </style:style>
    <style:style style:name="TableCell03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4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4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4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/></text:p>
      <text:p text:style-name="P1"><text:span text:style-name="T2">Expense Tracker Test cases</text:span></text:p>
      <text:p text:style-name="P1"><text:span text:style-name="T2">Registration Page: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row table:style-name="TableRow0100">
          <table:table-cell table:style-name="TableCell010000">
            <text:p text:style-name="P3"><text:span text:style-name="T4">TC.No</text:span><text:span text:style-name="T5"/></text:p>
          </table:table-cell>
          <table:table-cell table:style-name="TableCell010001">
            <text:p text:style-name="P3"><text:span text:style-name="T6">Test Case </text:span></text:p>
            <text:p text:style-name="P3"><text:span text:style-name="T6"><text:s/></text:span><text:span text:style-name="T7"/></text:p>
          </table:table-cell>
          <table:table-cell table:style-name="TableCell010002">
            <text:p text:style-name="P3"><text:span text:style-name="T8">Expected Output</text:span><text:span text:style-name="T9"/></text:p>
          </table:table-cell>
          <table:table-cell table:style-name="TableCell010003">
            <text:p text:style-name="P3"><text:span text:style-name="T10">Actual output</text:span><text:span text:style-name="T11"/></text:p>
          </table:table-cell>
          <table:table-cell table:style-name="TableCell010004">
            <text:p text:style-name="P3"><text:span text:style-name="T12">Status</text:span></text:p>
            <text:p text:style-name="P3"><text:span text:style-name="T12">(pass/Fail)</text:span><text:span text:style-name="T13"/></text:p>
          </table:table-cell>
        </table:table-row>
        <table:table-row table:style-name="TableRow0101">
          <table:table-cell table:style-name="TableCell010100">
            <text:p text:style-name="P6"><text:span text:style-name="T14">01</text:span><text:span text:style-name="T15"/></text:p>
          </table:table-cell>
          <table:table-cell table:style-name="TableCell010101">
            <text:p text:style-name="P6"><text:span text:style-name="T16">To verify valid Registration details</text:span><text:span text:style-name="T17"/></text:p>
          </table:table-cell>
          <table:table-cell table:style-name="TableCell010102">
            <text:p text:style-name="P6"><text:span text:style-name="T18">User should able to register into application</text:span><text:span text:style-name="T19"/></text:p>
          </table:table-cell>
          <table:table-cell table:style-name="TableCell010103">
            <text:p text:style-name="P6"><text:span text:style-name="T20">Window displayed Registration page</text:span></text:p>
            <text:p text:style-name="P6"><text:span text:style-name="T20">performing user registration.</text:span><text:span text:style-name="T21"/></text:p>
          </table:table-cell>
          <table:table-cell table:style-name="TableCell010104">
            <text:p text:style-name="P6"><text:span text:style-name="T21"/></text:p>
          </table:table-cell>
        </table:table-row>
        <table:table-row table:style-name="TableRow0102">
          <table:table-cell table:style-name="TableCell010200">
            <text:p text:style-name="P9"><text:span text:style-name="T22">02</text:span><text:span text:style-name="T23"/></text:p>
          </table:table-cell>
          <table:table-cell table:style-name="TableCell010201">
            <text:p text:style-name="P9"><text:span text:style-name="T24">To verify the empty text field</text:span></text:p>
            <text:p text:style-name="P9"><text:span text:style-name="T25"/></text:p>
          </table:table-cell>
          <table:table-cell table:style-name="TableCell010202">
            <text:p text:style-name="P9"><text:span text:style-name="T26">When user click<text:s text:c="2"/>field<text:s text:c="2"/>empty text field window should display<text:s text:c="2"/>Number is required text</text:span><text:span text:style-name="T27"/></text:p>
          </table:table-cell>
          <table:table-cell table:style-name="TableCell010203">
            <text:p text:style-name="P9"><text:span text:style-name="T28">Window displayed "Number is required" text</text:span></text:p>
            <text:p text:style-name="P9"><text:span text:style-name="T29"/></text:p>
          </table:table-cell>
          <table:table-cell table:style-name="TableCell010204">
            <text:p text:style-name="P9"><text:span text:style-name="T29"/></text:p>
          </table:table-cell>
        </table:table-row>
        <table:table-row table:style-name="TableRow0103">
          <table:table-cell table:style-name="TableCell010300">
            <text:p text:style-name="P12"><text:span text:style-name="T30">03</text:span><text:span text:style-name="T31"/></text:p>
          </table:table-cell>
          <table:table-cell table:style-name="TableCell010301">
            <text:p text:style-name="P12"><text:span text:style-name="T32">To verify navigation<text:s text:c="2"/>registarion page to Login page</text:span><text:span text:style-name="T33"/></text:p>
          </table:table-cell>
          <table:table-cell table:style-name="TableCell010302">
            <text:p text:style-name="P12"><text:span text:style-name="T34">After registering with valid credentials page should navigate to login page.</text:span><text:span text:style-name="T35"/></text:p>
          </table:table-cell>
          <table:table-cell table:style-name="TableCell010303">
            <text:p text:style-name="P12"><text:span text:style-name="T36">User is able to<text:s text:c="2"/>navigating to login page.</text:span><text:span text:style-name="T37"/></text:p>
          </table:table-cell>
          <table:table-cell table:style-name="TableCell010304">
            <text:p text:style-name="P12"><text:span text:style-name="T38"/></text:p>
            <text:p text:style-name="P12"><text:span text:style-name="T38"/></text:p>
            <text:p text:style-name="P12"><text:span text:style-name="T38"/></text:p>
            <text:p text:style-name="P12"><text:span text:style-name="T39"/></text:p>
          </table:table-cell>
        </table:table-row>
      </table:table>
      <text:p text:style-name="P14"><text:span text:style-name="T40"/></text:p>
      <text:p text:style-name="P14"><text:span text:style-name="T41">Login Page:</text:span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column table:style-name="TableColumn0204"/>
        <table:table-row table:style-name="TableRow0200">
          <table:table-cell table:style-name="TableCell020000">
            <text:p text:style-name="P16"><text:span text:style-name="T43">TC.No</text:span><text:span text:style-name="T44"/></text:p>
          </table:table-cell>
          <table:table-cell table:style-name="TableCell020001">
            <text:p text:style-name="P16"><text:span text:style-name="T45">Test Case </text:span></text:p>
            <text:p text:style-name="P16"><text:span text:style-name="T45"><text:s/></text:span><text:span text:style-name="T46"/></text:p>
          </table:table-cell>
          <table:table-cell table:style-name="TableCell020002">
            <text:p text:style-name="P16"><text:span text:style-name="T47">Expected Output</text:span><text:span text:style-name="T48"/></text:p>
          </table:table-cell>
          <table:table-cell table:style-name="TableCell020003">
            <text:p text:style-name="P16"><text:span text:style-name="T49">Actual output</text:span><text:span text:style-name="T50"/></text:p>
          </table:table-cell>
          <table:table-cell table:style-name="TableCell020004">
            <text:p text:style-name="P16"><text:span text:style-name="T51">Status</text:span></text:p>
            <text:p text:style-name="P16"><text:span text:style-name="T51">(pass/Fail)</text:span><text:span text:style-name="T52"/></text:p>
          </table:table-cell>
        </table:table-row>
        <table:table-row table:style-name="TableRow0201">
          <table:table-cell table:style-name="TableCell020100">
            <text:p text:style-name="P19"><text:span text:style-name="T53">01</text:span><text:span text:style-name="T54"/></text:p>
          </table:table-cell>
          <table:table-cell table:style-name="TableCell020101">
            <text:p text:style-name="P19"><text:span text:style-name="T55">To verify the valid credentials for Login page</text:span><text:span text:style-name="T56"/></text:p>
          </table:table-cell>
          <table:table-cell table:style-name="TableCell020102">
            <text:p text:style-name="P19"><text:span text:style-name="T57">When user enter the usename and password if is valid it should display the Home page.</text:span><text:span text:style-name="T58"/></text:p>
          </table:table-cell>
          <table:table-cell table:style-name="TableCell020103">
            <text:p text:style-name="P19"><text:span text:style-name="T59">Window displayed Login page</text:span></text:p>
            <text:p text:style-name="P19"><text:span text:style-name="T59">able to login.</text:span><text:span text:style-name="T60"/></text:p>
          </table:table-cell>
          <table:table-cell table:style-name="TableCell020104">
            <text:p text:style-name="P19"><text:span text:style-name="T60"/></text:p>
          </table:table-cell>
        </table:table-row>
        <table:table-row table:style-name="TableRow0202">
          <table:table-cell table:style-name="TableCell020200">
            <text:p text:style-name="P22"><text:span text:style-name="T61">02</text:span><text:span text:style-name="T62"/></text:p>
          </table:table-cell>
          <table:table-cell table:style-name="TableCell020201">
            <text:p text:style-name="P22"><text:span text:style-name="T63">To verify the empty text field</text:span></text:p>
            <text:p text:style-name="P22"><text:span text:style-name="T64"/></text:p>
          </table:table-cell>
          <table:table-cell table:style-name="TableCell020202">
            <text:p text:style-name="P22"><text:span text:style-name="T65">When user click<text:s text:c="2"/>field<text:s text:c="2"/>empty text field window should display<text:s text:c="2"/>value is required text</text:span><text:span text:style-name="T66"/></text:p>
          </table:table-cell>
          <table:table-cell table:style-name="TableCell020203">
            <text:p text:style-name="P22"><text:span text:style-name="T67">Window displayed "Value is required" text</text:span></text:p>
            <text:p text:style-name="P22"><text:span text:style-name="T68"/></text:p>
          </table:table-cell>
          <table:table-cell table:style-name="TableCell020204">
            <text:p text:style-name="P22"><text:span text:style-name="T68"/></text:p>
          </table:table-cell>
        </table:table-row>
        <table:table-row table:style-name="TableRow0203">
          <table:table-cell table:style-name="TableCell020300">
            <text:p text:style-name="P25"><text:span text:style-name="T69">03</text:span><text:span text:style-name="T70"/></text:p>
          </table:table-cell>
          <table:table-cell table:style-name="TableCell020301">
            <text:p text:style-name="P25"><text:span text:style-name="T71">To verify navigation<text:s text:c="2"/>Login page to Home page</text:span><text:span text:style-name="T72"/></text:p>
          </table:table-cell>
          <table:table-cell table:style-name="TableCell020302">
            <text:p text:style-name="P25"><text:span text:style-name="T73">After Login with valid credentials page should navigate to Home page.</text:span><text:span text:style-name="T74"/></text:p>
          </table:table-cell>
          <table:table-cell table:style-name="TableCell020303">
            <text:p text:style-name="P25"><text:span text:style-name="T75">Navigating from login page to Home.</text:span><text:span text:style-name="T76"/></text:p>
          </table:table-cell>
          <table:table-cell table:style-name="TableCell020304">
            <text:p text:style-name="P25"><text:span text:style-name="T77"/></text:p>
            <text:p text:style-name="P25"><text:span text:style-name="T77"/></text:p>
            <text:p text:style-name="P25"><text:span text:style-name="T77"/></text:p>
            <text:p text:style-name="P25"><text:span text:style-name="T78"/></text:p>
          </table:table-cell>
        </table:table-row>
      </table:table>
      <text:p text:style-name="P27"><text:span text:style-name="T79"/></text:p>
      <text:p text:style-name="P27"><text:span text:style-name="T80">Home Page </text:span></text:p>
      <table:table table:style-name="Table03">
        <table:table-column table:style-name="TableColumn0300"/>
        <table:table-column table:style-name="TableColumn0301"/>
        <table:table-column table:style-name="TableColumn0302"/>
        <table:table-column table:style-name="TableColumn0303"/>
        <table:table-column table:style-name="TableColumn0304"/>
        <table:table-row table:style-name="TableRow0300">
          <table:table-cell table:style-name="TableCell030000">
            <text:p text:style-name="P29"><text:span text:style-name="T82">TC.No</text:span><text:span text:style-name="T83"/></text:p>
          </table:table-cell>
          <table:table-cell table:style-name="TableCell030001">
            <text:p text:style-name="P29"><text:span text:style-name="T84">Test Case </text:span></text:p>
            <text:p text:style-name="P29"><text:span text:style-name="T84"><text:s/></text:span><text:span text:style-name="T85"/></text:p>
          </table:table-cell>
          <table:table-cell table:style-name="TableCell030002">
            <text:p text:style-name="P29"><text:span text:style-name="T86">Expected Output</text:span><text:span text:style-name="T87"/></text:p>
          </table:table-cell>
          <table:table-cell table:style-name="TableCell030003">
            <text:p text:style-name="P29"><text:span text:style-name="T88">Actual output</text:span><text:span text:style-name="T89"/></text:p>
          </table:table-cell>
          <table:table-cell table:style-name="TableCell030004">
            <text:p text:style-name="P29"><text:span text:style-name="T90">Status</text:span></text:p>
            <text:p text:style-name="P29"><text:span text:style-name="T90">(pass/Fail)</text:span><text:span text:style-name="T91"/></text:p>
          </table:table-cell>
        </table:table-row>
        <table:table-row table:style-name="TableRow0301">
          <table:table-cell table:style-name="TableCell030100">
            <text:p text:style-name="P32"><text:span text:style-name="T92">01</text:span><text:span text:style-name="T93"/></text:p>
          </table:table-cell>
          <table:table-cell table:style-name="TableCell030101">
            <text:p text:style-name="P32"><text:span text:style-name="T94">To verify wheather the user able to set limit through set limit tab.</text:span><text:span text:style-name="T95"/></text:p>
          </table:table-cell>
          <table:table-cell table:style-name="TableCell030102">
            <text:p text:style-name="P32"><text:span text:style-name="T96">User should be able to set budget limit.</text:span><text:span text:style-name="T97"/></text:p>
          </table:table-cell>
          <table:table-cell table:style-name="TableCell030103">
            <text:p text:style-name="P32"><text:span text:style-name="T98">user should get a verification message after setting a budget limit.</text:span><text:span text:style-name="T99"/></text:p>
          </table:table-cell>
          <table:table-cell table:style-name="TableCell030104">
            <text:p text:style-name="P32"><text:span text:style-name="T99"/></text:p>
          </table:table-cell>
        </table:table-row>
        <table:table-row table:style-name="TableRow0302">
          <table:table-cell table:style-name="TableCell030200">
            <text:p text:style-name="P35"><text:span text:style-name="T100">02</text:span><text:span text:style-name="T101"/></text:p>
          </table:table-cell>
          <table:table-cell table:style-name="TableCell030201">
            <text:p text:style-name="P35"><text:span text:style-name="T102">To verify weather user able to select expenses category from add expense tab.</text:span><text:span text:style-name="T103"/></text:p>
          </table:table-cell>
          <table:table-cell table:style-name="TableCell030202">
            <text:p text:style-name="P35"><text:span text:style-name="T104">User should able to select<text:s text:c="2"/>the expense category.</text:span><text:span text:style-name="T105"/></text:p>
          </table:table-cell>
          <table:table-cell table:style-name="TableCell030203">
            <text:p text:style-name="P35"><text:span text:style-name="T106">From the expense category list dropdown user selecting the expense type.</text:span><text:span text:style-name="T107"/></text:p>
          </table:table-cell>
          <table:table-cell table:style-name="TableCell030204">
            <text:p text:style-name="P35"><text:span text:style-name="T107"/></text:p>
          </table:table-cell>
        </table:table-row>
        <table:table-row table:style-name="TableRow0303">
          <table:table-cell table:style-name="TableCell030300">
            <text:p text:style-name="P38"><text:span text:style-name="T108">03</text:span><text:span text:style-name="T109"/></text:p>
          </table:table-cell>
          <table:table-cell table:style-name="TableCell030301">
            <text:p text:style-name="P38"><text:span text:style-name="T110">To verify weather user is able to select generate report for different day duration.</text:span><text:span text:style-name="T111"/></text:p>
          </table:table-cell>
          <table:table-cell table:style-name="TableCell030302">
            <text:p text:style-name="P38"><text:span text:style-name="T112">After selecting the generate report user should<text:s text:c="2"/>able to get report for different time duration.</text:span><text:span text:style-name="T113"/></text:p>
          </table:table-cell>
          <table:table-cell table:style-name="TableCell030303">
            <text:p text:style-name="P38"><text:span text:style-name="T114">user will get all the expense with total for different category.</text:span><text:span text:style-name="T115"/></text:p>
          </table:table-cell>
          <table:table-cell table:style-name="TableCell030304">
            <text:p text:style-name="P38"><text:span text:style-name="T115"/></text:p>
          </table:table-cell>
        </table:table-row>
        <table:table-row table:style-name="TableRow0304">
          <table:table-cell table:style-name="TableCell030400">
            <text:p text:style-name="P40"><text:span text:style-name="T116">04</text:span><text:span text:style-name="T117"/></text:p>
          </table:table-cell>
          <table:table-cell table:style-name="TableCell030401">
            <text:p text:style-name="P40"><text:span text:style-name="T118">To verify add expense, set limit and generate report</text:span><text:span text:style-name="T119"/></text:p>
          </table:table-cell>
          <table:table-cell table:style-name="TableCell030402">
            <text:p text:style-name="P40"><text:span text:style-name="T120">View messages and alert on the home page</text:span><text:span text:style-name="T121"/></text:p>
          </table:table-cell>
          <table:table-cell table:style-name="TableCell030403">
            <text:p text:style-name="P40"><text:span text:style-name="T122">once the user set the budget limit then he able to add expenses and after that generate report.</text:span><text:span text:style-name="T123"/></text:p>
          </table:table-cell>
          <table:table-cell table:style-name="TableCell030404">
            <text:p text:style-name="P40"><text:span text:style-name="T123"/></text:p>
          </table:table-cell>
        </table:table-row>
      </table:table>
      <text:p text:style-name="P42"><text:span text:style-name="T124"/></text:p>
      <text:p text:style-name="P42"><text:span text:style-name="T125"/></text:p>
      <text:p text:style-name="P42"><text:span text:style-name="T12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